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rationNotSupportedException.OperationNotSuppor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perationNotSupportedException.OperationNotSupportedException( Exception wrapped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